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Standard" style:list-style-name="L2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i Intelligenti</text:p>
      <text:p text:style-name="P1">A.A 2011/2012</text:p>
      <text:p text:style-name="P1">Loria Salvatore – Martire Andrea – Parisi Daniele – Pirrone Vincenzo</text:p>
      <text:p text:style-name="P1"/>
      <text:p text:style-name="P3">Jade Strategy Game</text:p>
      <text:p text:style-name="P1"/>
      <text:p text:style-name="P4">Il progetto prevede la realizzazione di un semplice gioco di strategia ad agenti. Il gioco prevede la competizione di K squadre su un territorio di taglia nxm.</text:p>
      <text:p text:style-name="P2"/>
      <text:p text:style-name="P2">Ogni squadra dispone di un certo numero di agenti organizzati secondo una precisa gerarchia:</text:p>
      <text:list xml:id="list694447937" text:style-name="L1">
        <text:list-item>
          <text:p text:style-name="P5"><text:span text:style-name="T1">MasterIA</text:span> – Intelligenza generale della squadra. Gestisce i sottoposti per obiettivi generali di tipo strategico. I suoi comandi vengono impartiti a <text:span text:style-name="T2">due intelligenze tattiche</text:span> di livello inferiore: MilitarIA e ResourcesIA.</text:p>
          <text:list>
            <text:list-item>
              <text:p text:style-name="P5"><text:span text:style-name="T1">MilitarIA</text:span> – Intelligenza di tipo militare. Gestisce la creazione di nuove caserme (SoldierFactory) e dei soldati. Ha funzioni tattiche e in particolare provvede all'esecuzione degli ordini della MasterIA trovando soluzioni pratiche ai comandi generici ricevuti. In situazioni di emergenza è in grado di chiamare alla guerra anche i lavoratori.</text:p>
            </text:list-item>
            <text:list-item>
              <text:p text:style-name="P5"><text:span text:style-name="T1">ResourcesIA</text:span> – Intelligenza dedita allo sviluppo economico. Si occupa della creazione di nuovi lavoratori a cui assegna compiti specifici di raccolta risorse. Le risorse previste nel gioco sono tre: <text:span text:style-name="T2">GOLD, FOOD, WOOD</text:span>. Provvede al bilanciamento delle risorse in funzione delle correnti richieste della MasterIA.</text:p>
            </text:list-item>
          </text:list>
        </text:list-item>
      </text:list>
      <text:p text:style-name="P2"/>
      <text:p text:style-name="P4">La creazione di nuove unità avviene grazie a specifiche Factory: <text:span text:style-name="T1">WorkerFactory</text:span> e <text:span text:style-name="T1">SoldierFactory</text:span>. Hanno una certa solidità che può essere indebolita sotto l'attacco di unità nemiche. Entrambe le factory possono essere costruite/riparate solo dai worker. Le factory sono agenti che eseguono gli ordini di creazione ricevuti, rispettivamente, dalla ResoucesIA e dalla MilitarIA. Ogni factory ha dei punti di ritrovo per le unità create e questi possono essere cambiati dalle intelligenze tattiche (MilitarIA e ResourcesIA). </text:p>
      <text:p text:style-name="P4"/>
      <text:p text:style-name="P4">Le unità sono agenti di tipo elementare. La loro creazione ha un costo in termini di risorse. Esistono due tipi unità:</text:p>
      <text:list xml:id="list887953037" text:style-name="L2">
        <text:list-item>
          <text:p text:style-name="P6">Worker – Il lavoratore si occupa di raccogliere risorse e riconsegnarle alla WorkerFactory. Ha anche una piccola funzione di attacco.</text:p>
        </text:list-item>
        <text:list-item>
          <text:p text:style-name="P6">Soldier – Il soldato combatte contro le unità nemiche. Causa molti più danni di un semplice worker. Può attaccare anche le factory nemiche e arrecare danni fino a distruggerle. Non può raccogliere risorse.</text:p>
        </text:list-item>
      </text:list>
      <text:p text:style-name="P4"/>
      <text:p text:style-name="P4">Entrambe le unità sono caratterizzate da una posizione, un lifevalue, forza di attacco e hanno in comune la possibilità di spostarsi. Rispondono a comandi del tipo <text:span text:style-name="T2">GoThere(X,Y) </text:span><text:span text:style-name="T3">e, sulla base del mondo esplorato dalla propria squadra, determinano un path dalla casa di partenza a quella di arrivo, aggirando ostacoli, e ricalcolando dinamicamente nuovi path nel caso di ostruzioni o cambiamenti del mondo.</text:span></text:p>
      <text:p text:style-name="P4"><text:span text:style-name="T3"/></text:p>
      <text:p text:style-name="P4"><text:span text:style-name="T3">Tutte le informazioni sul mondo: posizione delle unità, attività in corso etc... vengono comunicate ad un agente particolare: il WorldManager che permette/nega gli spostamenti e risolve problemi legati alla concorrenza. Sulla base delle informazioni fornite dal WorldManager viene realizzata la GUI</text:span></text:p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 </meta:initial-creator>
    <meta:creation-date>2012-04-05T09:56:42</meta:creation-date>
    <meta:generator>LibreOffice/3.3$Linux LibreOffice_project/330m19$Build-401</meta:generator>
    <dc:date>2012-04-05T10:33:36</dc:date>
    <dc:creator>andrea </dc:creator>
    <meta:editing-duration>PT36M55S</meta:editing-duration>
    <meta:editing-cycles>8</meta:editing-cycles>
    <meta:document-statistic meta:table-count="0" meta:image-count="0" meta:object-count="0" meta:page-count="1" meta:paragraph-count="15" meta:word-count="438" meta:character-count="2925"/>
  </office:meta>
</office:document-meta>
</file>